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o1" style:family="table-column">
      <style:table-column-properties fo:break-before="auto" style:column-width="15.24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lin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How-does-social-media-affect-your-mental-healt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Psychology-of-Everyday-Life-Why-is-mental-illness-stigmatize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How-can-writing-improve-your-mental-healt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What-is-the-connection-between-physical-and-mental-healt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What-is-ideal-mental-healt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What-do-mental-health-counselors-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What-improves-a-childs-mental-healt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Why-is-mental-illness-awareness-so-important-in-the-worl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Can-exercise-improve-my-brain-healt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Can-music-be-bad-for-you-menta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Does-Hunter-Biden-have-mental-health-proble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ttps://www.quora.com/How-does-one-meditate-to-attain-peace-of-mind</text:p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robert Odhiambo</meta:initial-creator>
    <dc:creator>robert Odhiambo</dc:creator>
    <meta:creation-date>2024-02-23T04:19:20Z</meta:creation-date>
    <dc:date>2024-02-23T04:20:26Z</dc:date>
  </office:meta>
</office:document-meta>
</file>